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f18a0" officeooo:paragraph-rsid="000f3250"/>
    </style:style>
    <style:style style:name="P2" style:family="paragraph" style:parent-style-name="Text_20_body">
      <style:paragraph-properties fo:text-align="start" style:justify-single-word="false"/>
      <style:text-properties officeooo:rsid="000f18a0" officeooo:paragraph-rsid="000fe1d6"/>
    </style:style>
    <style:style style:name="P3" style:family="paragraph" style:parent-style-name="Text_20_body">
      <style:paragraph-properties fo:text-align="start" style:justify-single-word="false"/>
      <style:text-properties officeooo:rsid="000f18a0" officeooo:paragraph-rsid="001025fa"/>
    </style:style>
    <style:style style:name="P4" style:family="paragraph" style:parent-style-name="Text_20_body">
      <style:paragraph-properties fo:text-align="start" style:justify-single-word="false"/>
      <style:text-properties officeooo:rsid="000f18a0" officeooo:paragraph-rsid="0010825b"/>
    </style:style>
    <style:style style:name="P5" style:family="paragraph" style:parent-style-name="Text_20_body">
      <style:paragraph-properties fo:text-align="start" style:justify-single-word="false"/>
      <style:text-properties officeooo:rsid="000f18a0" officeooo:paragraph-rsid="0010ff56"/>
    </style:style>
    <style:style style:name="P6" style:family="paragraph" style:parent-style-name="Text_20_body">
      <style:paragraph-properties fo:text-align="start" style:justify-single-word="false"/>
      <style:text-properties officeooo:rsid="000f18a0" officeooo:paragraph-rsid="00118d53"/>
    </style:style>
    <style:style style:name="P7" style:family="paragraph" style:parent-style-name="Text_20_body">
      <style:paragraph-properties fo:text-align="start" style:justify-single-word="false"/>
      <style:text-properties officeooo:rsid="000f3250" officeooo:paragraph-rsid="000f3250"/>
    </style:style>
    <style:style style:name="P8" style:family="paragraph" style:parent-style-name="Text_20_body">
      <style:paragraph-properties fo:text-align="start" style:justify-single-word="false"/>
      <style:text-properties officeooo:rsid="000fe1d6" officeooo:paragraph-rsid="000fe1d6"/>
    </style:style>
    <style:style style:name="P9" style:family="paragraph" style:parent-style-name="Text_20_body">
      <style:paragraph-properties fo:text-align="start" style:justify-single-word="false"/>
      <style:text-properties officeooo:rsid="000fff01" officeooo:paragraph-rsid="000fff01"/>
    </style:style>
    <style:style style:name="P10" style:family="paragraph" style:parent-style-name="Text_20_body">
      <style:text-properties officeooo:rsid="001025fa" officeooo:paragraph-rsid="001025fa"/>
    </style:style>
    <style:style style:name="P11" style:family="paragraph" style:parent-style-name="Text_20_body">
      <style:text-properties officeooo:rsid="001025fa" officeooo:paragraph-rsid="00118d53"/>
    </style:style>
    <style:style style:name="P12" style:family="paragraph" style:parent-style-name="Text_20_body">
      <style:paragraph-properties fo:text-align="start" style:justify-single-word="false"/>
      <style:text-properties officeooo:rsid="0010ff56" officeooo:paragraph-rsid="0010ff56"/>
    </style:style>
    <style:style style:name="P13" style:family="paragraph" style:parent-style-name="Text_20_body">
      <style:text-properties officeooo:rsid="0010ff56" officeooo:paragraph-rsid="0010ff56"/>
    </style:style>
    <style:style style:name="P14" style:family="paragraph" style:parent-style-name="Text_20_body">
      <style:text-properties officeooo:rsid="00118d53" officeooo:paragraph-rsid="00118d53"/>
    </style:style>
    <style:style style:name="P15" style:family="paragraph" style:parent-style-name="Text_20_body">
      <style:paragraph-properties fo:text-align="start" style:justify-single-word="false"/>
      <style:text-properties officeooo:rsid="00118d53" officeooo:paragraph-rsid="00118d53"/>
    </style:style>
    <style:style style:name="P16" style:family="paragraph" style:parent-style-name="Heading_20_1">
      <style:paragraph-properties fo:text-align="center" style:justify-single-word="false"/>
      <style:text-properties officeooo:rsid="000d76b4" officeooo:paragraph-rsid="000d76b4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Heading_20_3">
      <style:text-properties officeooo:paragraph-rsid="0010ff56"/>
    </style:style>
    <style:style style:name="T1" style:family="text">
      <style:text-properties officeooo:rsid="000f3250"/>
    </style:style>
    <style:style style:name="T2" style:family="text">
      <style:text-properties officeooo:rsid="000fe1d6"/>
    </style:style>
    <style:style style:name="T3" style:family="text">
      <style:text-properties officeooo:rsid="001025fa"/>
    </style:style>
    <style:style style:name="T4" style:family="text">
      <style:text-properties officeooo:rsid="00118d53"/>
    </style:style>
    <style:style style:name="T5" style:family="text">
      <style:text-properties officeooo:rsid="001321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Iframes</text:h>
      <text:p text:style-name="P1">Os iframes são identificados pela <text:span text:style-name="T1">tag &lt;iframe&gt;</text:span>. </text:p>
      <text:p text:style-name="P1">&lt;<text:span text:style-name="T1">iframe&gt; <text:s/>&lt;/iframe&gt;</text:span></text:p>
      <text:p text:style-name="P1">&lt;<text:span text:style-name="T1">iframe src=” “ <text:s/>frameborder=”0”&gt; <text:s/>&lt;/iframe&gt; (iframe / src / frameborder): O src é para botar o link e o frameborder é a configuração da borda, no valor 0 ela não aparece.</text:span></text:p>
      <text:p text:style-name="P1">Os iframes são do tipo inline, ou seja, não pulam linha nem ocupam todo o espaço</text:p>
      <text:p text:style-name="P1">_______</text:p>
      <text:p text:style-name="P7">O iframe é como se fosse uma janela que permite a visualização completa de diversos sites, mas a visualização só <text:s/><text:span text:style-name="T2">pode </text:span>acontecer por aquela janela e não pel site todo</text:p>
      <text:p text:style-name="P2">_______</text:p>
      <text:p text:style-name="P8">Apesar de muitos sites funcionarem atraves do iframe, muitos outros não funcionam, esses que não funcionam tem uma proteção para que o conteudo não seja exibido por um iframe, como o google por exemplo, por isso tome cuidado com o site que ira colocar nele.</text:p>
      <text:p text:style-name="P2">_______</text:p>
      <text:p text:style-name="P8">A proteção vem com base nos problemas que o próprio iframe tem, principalmente problemas de segurança, mas atualmente já conseguimos prever e prevenir esses problemas de acontecerem, tambem é importante saber a hora de usar e a hora de não usar os iframes, suas facilidades e problematicas etc.</text:p>
      <text:p text:style-name="P2">________________________________________________________________________________</text:p>
      <text:h text:style-name="P17" text:outline-level="2">Configurando iframes <text:span text:style-name="T4">(simples)</text:span></text:h>
      <text:p text:style-name="P9">Dentro das tags iframe você pode colocar uma mensagem dando um aviso, essa mensagem só vai aparecer caso a pessoa esteja usando um navegador incompativel com iframes, <text:span text:style-name="T3">mas alem disso, uma opção mais inteligente é botar um link (&lt;a&gt;) levando a pessoa pro site que esta no iframe.</text:span></text:p>
      <text:p text:style-name="P3">_______</text:p>
      <text:h text:style-name="Heading_20_3" text:outline-level="3">Altura x Largura:</text:h>
      <text:p text:style-name="P10">Por padrão um iframe tem 300x150 (300px de largura e 150px de altura). Para configurar isso no iframe basta botar height=” <text:s/>“ (altura) e width=” <text:s/>“ (largura):</text:p>
      <text:p text:style-name="P10">&lt;iframe src=” <text:s/>“ frameborder=” <text:s/>“ <text:s/>height=” <text:s/>“ <text:s/>width=” <text:s/>“&gt; <text:s/>&lt;/iframe&gt;</text:p>
      <text:p text:style-name="P4">_______</text:p>
      <text:p text:style-name="P12">A altura e largura podem ser configuradas pelo css, na verdade é melhor configurar o iframe pelo css, já que o css é soberano, ele sempre vai ter mais preferencia, isso evita a mudança de algum elemento por acaso.</text:p>
      <text:p text:style-name="P5">_______</text:p>
      <text:p text:style-name="P15">O frameborder só aceita os valores 0 e 1</text:p>
      <text:p text:style-name="P6"><text:soft-page-break/>_______</text:p>
      <text:h text:style-name="P18" text:outline-level="3">Rolagem:</text:h>
      <text:p text:style-name="P13">Existe um parametro para a rolagem:</text:p>
      <text:p text:style-name="P13">sc<text:span text:style-name="T5">r</text:span>olling=” “ (sc<text:span text:style-name="T5">r</text:span>olling): configura a rolagem do iframe.</text:p>
      <text:p text:style-name="P13">sc<text:span text:style-name="T5">r</text:span>olling=”auto“ (auto): se o conteudo exeder o tamanho do iframe, ele cria a barra de rolagem.</text:p>
      <text:p text:style-name="P13">sc<text:span text:style-name="T5">r</text:span>olling=”yes“ (yes): mesmo que o conteudo esteja cabendo certinho no iframe a barra de rolagem vai aparecer.</text:p>
      <text:p text:style-name="P13">sc<text:span text:style-name="T5">r</text:span>olling=”no“ (no): mesmo que o conteudo seja maior que o iframe, a barra de rolagem não vai aparecer.</text:p>
      <text:p text:style-name="P11">&lt;iframe src=” <text:s/>“ frameborder=” <text:s/>“ <text:s/><text:span text:style-name="T4">sc</text:span><text:span text:style-name="T5">r</text:span><text:span text:style-name="T4">olling=” <text:s/>“</text:span>&gt; <text:s/>&lt;/iframe&gt;</text:p>
      <text:p text:style-name="P6">_______</text:p>
      <text:h text:style-name="Heading_20_3" text:outline-level="3">Bordas:</text:h>
      <text:p text:style-name="P14">Para <text:s/>configurar a borda de um iframe basta usar o border normal do css</text:p>
      <text:p text:style-name="P14">border: tamanho tipo cor;</text:p>
      <text:p text:style-name="P6">_______</text:p>
      <text:p text:style-name="P15">O iframe é como qualquer outra tag normal, por isso sempre configure ele pelo css, nunca misture conteudo com aparencia (personalização)</text:p>
      <text:p text:style-name="P6">________________________________________________________________________________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1:58:40.784144657</meta:creation-date>
    <dc:date>2022-06-04T06:54:47.706363112</dc:date>
    <meta:editing-duration>PT7H47M36S</meta:editing-duration>
    <meta:editing-cycles>3</meta:editing-cycles>
    <meta:generator>LibreOffice/7.2.7.2$Linux_X86_64 LibreOffice_project/20$Build-2</meta:generator>
    <meta:document-statistic meta:table-count="0" meta:image-count="0" meta:object-count="0" meta:page-count="2" meta:paragraph-count="37" meta:word-count="444" meta:character-count="2778" meta:non-whitespace-character-count="2351"/>
  </office:meta>
</office:document-meta>
</file>